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79%" draw:opacity-name="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1.423cm"/>
    </style:style>
    <style:style style:name="gr5" style:family="graphic" style:parent-style-name="standard">
      <style:graphic-properties draw:stroke="none" draw:marker-start="" draw:fill-color="#ffff66" draw:opacity="30%" draw:opacity-name="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30%" draw:opacity-name="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gr11" style:family="graphic" style:parent-style-name="standard">
      <style:graphic-properties draw:stroke="none" svg:stroke-color="#000000" draw:fill="none" draw:fill-color="#ffffff" fo:min-height="1.401cm"/>
    </style:style>
    <style:style style:name="gr12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opacity="79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66" draw:opacity="3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7.239cm" svg:height="1.673cm" svg:x="6.95cm" svg:y="3.543cm">
          <draw:text-box>
            <text:p text:style-name="P3">Subject specific expertise</text:p>
          </draw:text-box>
        </draw:frame>
        <draw:frame draw:style-name="gr4" draw:text-style-name="P4" draw:layer="layout" svg:width="5.688cm" svg:height="1.673cm" svg:x="7.939cm" svg:y="5.88cm">
          <draw:text-box>
            <text:p>Machine learning</text:p>
          </draw:text-box>
        </draw:frame>
        <draw:custom-shape draw:style-name="gr5" draw:text-style-name="P5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0.393cm" svg:height="6.144cm" draw:transform="rotate (-0.111701072127638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648215284190693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10.295cm" svg:height="6.173cm" draw:transform="skewX (5.86036899995619E-017) rotate (0.330914426178124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0.388cm" svg:height="6.221cm" draw:transform="rotate (-0.286233997327071) translate (9.107cm 9.76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4" draw:layer="layout" svg:width="4.445cm" svg:height="1.143cm" svg:x="4.175cm" svg:y="8.112cm">
          <draw:text-box>
            <text:p>Robotics</text:p>
          </draw:text-box>
        </draw:frame>
        <draw:frame draw:style-name="gr11" draw:text-style-name="P4" draw:layer="layout" svg:width="5.334cm" svg:height="1.673cm" svg:x="3.159cm" svg:y="10.884cm">
          <draw:text-box>
            <text:p>Computer vision</text:p>
            <text:p>Image analysis</text:p>
          </draw:text-box>
        </draw:frame>
        <draw:frame draw:style-name="gr3" draw:text-style-name="P4" draw:layer="layout" svg:width="5.08cm" svg:height="1.673cm" svg:x="4.048cm" svg:y="13.827cm">
          <draw:text-box>
            <text:p>Language technology</text:p>
          </draw:text-box>
        </draw:frame>
        <draw:frame draw:style-name="gr10" draw:text-style-name="P4" draw:layer="layout" svg:width="4.699cm" svg:height="1.673cm" svg:x="6.588cm" svg:y="16.218cm">
          <draw:text-box>
            <text:p>Speech technology</text:p>
          </draw:text-box>
        </draw:frame>
        <draw:frame draw:style-name="gr4" draw:text-style-name="P4" draw:layer="layout" svg:width="4.953cm" svg:height="1.673cm" svg:x="12.684cm" svg:y="13.7cm">
          <draw:text-box>
            <text:p>Computational biology</text:p>
          </draw:text-box>
        </draw:frame>
        <draw:frame draw:style-name="gr4" draw:text-style-name="P4" draw:layer="layout" svg:width="4.191cm" svg:height="1.673cm" svg:x="13.7cm" svg:y="6.969cm">
          <draw:text-box>
            <text:p>Financial technology</text:p>
          </draw:text-box>
        </draw:frame>
        <draw:frame draw:style-name="gr11" draw:text-style-name="P4" draw:layer="layout" svg:width="5.715cm" svg:height="1.673cm" svg:x="10.998cm" svg:y="16.167cm">
          <draw:text-box>
            <text:p>Brain-inspired computation</text:p>
          </draw:text-box>
        </draw:frame>
        <draw:frame draw:style-name="gr12" draw:text-style-name="P4" draw:layer="layout" svg:width="7.112cm" svg:height="1.778cm" svg:x="12.888cm" svg:y="10.779cm">
          <draw:text-box>
            <text:p>Information science and technolog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1:39:36.568066371</dc:date>
    <meta:editing-duration>PT30M4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